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6729in" style:rel-column-width="16383*"/>
    </style:style>
    <style:style style:name="Tabela1.D" style:family="table-column">
      <style:table-column-properties style:column-width="1.6736in" style:rel-column-width="16386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D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text-properties style:font-name="Ubuntu1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top="0in" fo:margin-bottom="0.1665in"/>
      <style:text-properties style:text-position="0% 100%" style:font-name="Ubuntu1"/>
    </style:style>
    <style:style style:name="P6" style:family="paragraph" style:parent-style-name="Standard">
      <style:paragraph-properties fo:margin-top="0in" fo:margin-bottom="0.1665in"/>
      <style:text-properties style:text-position="0% 100%" style:font-name="Ubuntu1" fo:font-size="10pt" style:font-size-asian="10pt" style:font-size-complex="10pt"/>
    </style:style>
    <style:style style:name="P7" style:family="paragraph" style:parent-style-name="Heading_20_3">
      <style:text-properties style:font-name="Ubuntu1"/>
    </style:style>
    <style:style style:name="P8" style:family="paragraph" style:parent-style-name="Heading_20_3">
      <style:paragraph-properties fo:break-before="page"/>
      <style:text-properties style:text-position="0% 100%" style:font-name="Ubuntu"/>
    </style:style>
    <style:style style:name="P9" style:family="paragraph" style:parent-style-name="Text_20_body">
      <style:text-properties style:font-name="Ubuntu1" fo:font-size="10pt" fo:font-weight="normal" style:font-size-asian="10pt" style:font-weight-asian="normal" style:font-name-complex="Calibri" style:font-size-complex="10pt" style:font-weight-complex="normal"/>
    </style:style>
    <style:style style:name="P10" style:family="paragraph" style:parent-style-name="Text_20_body">
      <style:text-properties style:text-position="0% 100%" style:font-name="Ubuntu1" fo:font-size="10pt" style:font-size-asian="10pt" style:font-name-complex="Calibri" style:font-size-complex="10pt"/>
    </style:style>
    <style:style style:name="P11" style:family="paragraph" style:parent-style-name="Text_20_body">
      <style:text-properties style:text-position="0% 100%" style:font-name="Ubuntu" fo:font-size="10pt" style:font-size-asian="10pt" style:font-name-complex="Calibri" style:font-size-complex="10pt"/>
    </style:style>
    <style:style style:name="P12" style:family="paragraph" style:parent-style-name="Text_20_body" style:list-style-name="L1">
      <style:text-properties style:text-position="0% 100%" style:font-name="Ubuntu" fo:font-size="10pt" style:font-size-asian="10pt" style:font-size-complex="10pt"/>
    </style:style>
    <style:style style:name="P13" style:family="paragraph" style:parent-style-name="Standard">
      <style:paragraph-properties fo:margin-top="0in" fo:margin-bottom="0.1665in"/>
      <style:text-properties style:text-position="0% 100%" style:font-name="Ubuntu1" fo:font-size="10pt" style:font-size-asian="10pt" style:font-name-complex="Calibri" style:font-size-complex="10pt"/>
    </style:style>
    <style:style style:name="T1" style:family="text">
      <style:text-properties style:font-name="Ubuntu1"/>
    </style:style>
    <style:style style:name="T2" style:family="text">
      <style:text-properties style:font-name="Ubuntu1" fo:font-weight="normal" style:font-weight-asian="normal" style:font-name-complex="Calibri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Ubuntu1"/>
    </style:style>
    <style:style style:name="T5" style:family="text">
      <style:text-properties style:text-position="sub 58%" style:font-name="Ubuntu" style:font-name-complex="Calibri"/>
    </style:style>
    <style:style style:name="T6" style:family="text">
      <style:text-properties style:text-position="sub 58%" style:font-name-complex="Calibri"/>
    </style:style>
    <style:style style:name="T7" style:family="text">
      <style:text-properties style:text-position="sub 58%" fo:font-size="10pt" style:font-size-asian="10pt" style:font-name-complex="Calibri" style:font-size-complex="10pt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Ubuntu1"/>
    </style:style>
    <style:style style:name="T10" style:family="text">
      <style:text-properties style:text-position="0% 100%" style:font-name="Ubuntu1" fo:font-size="10pt" style:font-size-asian="10pt" style:font-name-complex="Calibri" style:font-size-complex="10pt"/>
    </style:style>
    <style:style style:name="T11" style:family="text">
      <style:text-properties style:text-position="0% 100%" style:font-name="Ubuntu" style:font-name-complex="Calibri"/>
    </style:style>
    <style:style style:name="T12" style:family="text">
      <style:text-properties style:text-position="0% 100%" style:font-name="Ubuntu" fo:font-size="10pt" style:font-size-asian="10pt" style:font-name-complex="Calibri" style:font-size-complex="10pt"/>
    </style:style>
    <style:style style:name="T13" style:family="text">
      <style:text-properties style:text-position="0% 100%" style:font-name-complex="Calibri"/>
    </style:style>
    <style:style style:name="T14" style:family="text">
      <style:text-properties fo:font-size="10pt" style:font-size-asian="10pt" style:font-name-complex="Calibri" style:font-size-complex="10pt"/>
    </style:style>
    <style:style style:name="T15" style:family="text">
      <style:text-properties style:font-name-complex="Calibri"/>
    </style:style>
    <style:style style:name="T16" style:family="text">
      <style:text-properties style:font-name="Ubuntu"/>
    </style:style>
    <style:style style:name="T17" style:family="text">
      <style:text-properties style:font-name="Ubuntu" style:font-name-complex="Calibri"/>
    </style:style>
    <style:style style:name="fr1" style:family="graphic" style:parent-style-name="OLE">
      <style:graphic-properties style:vertical-pos="top" style:vertical-rel="baseline" draw:ole-draw-aspect="1"/>
    </style:style>
    <style:style style:name="fr2" style:family="graphic" style:parent-style-name="OLE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WSTĘP TEORETYCZNY</text:h>
      <text:p text:style-name="P2">Przewodnictwo cieplne w ciałach stałych polega na nierównomiernym transporcie energii w postaci ciepła. Jako przykład może służyć ciało stałe, którego przeciwległe płaskie powierzchnie mają różną temperaturę. Można to osiągnąć, poprzez ogrzewanie jednej z powierzchni i schładzanie drugiej z taką samą prędkością. Taki stan nazywamy stanem stacjonarnym. Wielkością charakteryzującą przewodnictwo cieplne w tym przypadku jest <text:span text:style-name="T2">współczynnik przewodnictwa cieplnego.</text:span></text:p>
      <text:p text:style-name="P9">Jedną z teorii charakteryzującą przewodnictwo cieplne stworzył J. B. Fourier, który uznał że strumień energii przepływający przez powierzchnię ustawioną prostopadle do kierunku jej przepływania w czasie jest proporcjonalny do gradientu temperatury, co opisuje szereg Fouriera:</text:p>
      <text:p text:style-name="P9"><draw:frame draw:style-name="fr1" draw:name="Obiekt2" text:anchor-type="as-char" svg:width="0.7193in" svg:height="0.3307in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"><text:span text:style-name="T16"><text:s text:c="2"/>λ</text:span> - współczynnik przewodnictwa cieplnego</text:p>
      <text:p text:style-name="P2"><text:s text:c="2"/>s - pole powierzchni</text:p>
      <text:p text:style-name="P2"><text:s text:c="2"/>T - temperatura</text:p>
      <text:p text:style-name="P2">Jeżeli do tych dwóch powierzchni dołączymy parę przewodów z różnych metali, czyli termoparę, pomiędzy nimi wytworzy się napięcie, co pokazuje równanie Seebecka:</text:p>
      <text:p text:style-name="P1"><text:span text:style-name="T1"><text:s text:c="2"/>V = (S</text:span><text:span text:style-name="T4">B</text:span><text:span text:style-name="T9"> – S</text:span><text:span text:style-name="T4">A</text:span><text:span text:style-name="T9">) * (T</text:span><text:span text:style-name="T4">2</text:span><text:span text:style-name="T9"> - T</text:span><text:span text:style-name="T4">1</text:span><text:span text:style-name="T9">)</text:span></text:p>
      <text:p text:style-name="P1"><text:span text:style-name="T9"><text:s text:c="2"/>S</text:span><text:span text:style-name="T4">A </text:span><text:span text:style-name="T9">, </text:span><text:span text:style-name="T1">S</text:span><text:span text:style-name="T4">B</text:span><text:span text:style-name="T9"> – współczynniki Seebecka, charakterystyczne dla wybranych substancji</text:span></text:p>
      <text:p text:style-name="P1"><text:span text:style-name="T9"><text:s text:c="2"/>T</text:span><text:span text:style-name="T4">1</text:span><text:span text:style-name="T9">, T</text:span><text:span text:style-name="T4">2</text:span><text:span text:style-name="T9"> – temperatury w miejscu styków metali</text:span></text:p>
      <text:p text:style-name="P2"><text:span text:style-name="T13">Aby wyliczyć współczynnik przewodnictwa cieplnego, zastępujemy częściową pochodną </text:span><text:span text:style-name="T13"><draw:frame draw:style-name="fr2" draw:name="Obiekt4" text:anchor-type="as-char" svg:y="-0.248in" svg:width="0.272in" svg:height="0.3307in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3"> przyrostami temperatury w czasie </text:span><text:span text:style-name="T13"><draw:frame draw:style-name="fr2" draw:name="Obiekt5" text:anchor-type="as-char" svg:y="-0.2689in" svg:width="0.3126in" svg:height="0.3307in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3">. Będziemy również musieli użyć wzoru na zależność napięcia pomiędzy różnicą temperatur a płytkami termopary:</text:span></text:p>
      <text:p text:style-name="P10"><text:s text:c="2"/>ΔT = ΔU * g</text:p>
      <text:p text:style-name="P2"><text:span text:style-name="T11"><text:s text:c="2"/></text:span><text:span text:style-name="T13">ΔU – różnica potencjałów</text:span></text:p>
      <text:p text:style-name="Text_20_body"><text:span text:style-name="T12"><text:s text:c="2"/></text:span><text:span text:style-name="T10">ΔT – różnica temperatur</text:span></text:p>
      <text:p text:style-name="P11"><text:s text:c="2"/>g – współczynnik proporcjonalności</text:p>
      <text:p text:style-name="P11"/>
      <text:p text:style-name="P11">Podstawiając do wzoru otrzymujemy:</text:p>
      <text:p text:style-name="P11"><draw:frame draw:style-name="fr3" draw:name="Obiekt1" text:anchor-type="as-char" svg:width="1.0902in" svg:height="0.383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pan text:style-name="T17"><text:s text:c="3"/>λ</text:span><text:span text:style-name="T5">X</text:span><text:span text:style-name="T17"> </text:span><text:span text:style-name="T15">- współczynnik przewodnictwa cieplnego badanej substancji</text:span></text:p>
      <text:p text:style-name="P6"><text:span text:style-name="T15"><text:s text:c="3"/></text:span><text:span text:style-name="T17">λ</text:span><text:span text:style-name="T5">M</text:span><text:span text:style-name="T17"> – współczynnik przewodnictwa cieplnego marmuru ( </text:span><text:span text:style-name="T15">2,8 W/m*K)</text:span></text:p>
      <text:p text:style-name="P6"><text:span text:style-name="T15"><text:s text:c="3"/>ΔU</text:span><text:span text:style-name="T6">M</text:span><text:span text:style-name="T15"> - różnica potencjałów dla marmuru wytwarzana przez termoparę</text:span></text:p>
      <text:p text:style-name="P6"><text:span text:style-name="T15"><text:s text:c="3"/>ΔU</text:span><text:span text:style-name="T6">X</text:span><text:span text:style-name="T15"> - różnica potencjałów wytwarzana przez termoparę dla badanej substancji</text:span></text:p>
      <text:p text:style-name="P5"><text:span text:style-name="T14"><text:s text:c="3"/>ΔX</text:span><text:span text:style-name="T7">M</text:span><text:span text:style-name="T14"> - grubość marmurowej płytki</text:span></text:p>
      <text:p text:style-name="P13"><text:s text:c="3"/>X - grubość badanej próbki</text:p>
      <text:p text:style-name="P13"/>
      <text:h text:style-name="P8" text:outline-level="3">METODA POMIAROWA</text:h>
      <text:list xml:id="list723375681" text:style-name="L1">
        <text:list-item>
          <text:p text:style-name="P12">Podłączamy woltomierz</text:p>
        </text:list-item>
        <text:list-item>
          <text:p text:style-name="P12">Włączamy termostat</text:p>
        </text:list-item>
        <text:list-item>
          <text:p text:style-name="P12">Otwieramy obieg chłodziwa</text:p>
        </text:list-item>
        <text:list-item>
          <text:p text:style-name="P12">Rozpoczynamy podgrzewanie wody w kolbie</text:p>
        </text:list-item>
        <text:list-item>
          <text:p text:style-name="P12">Trzykrotnie mierzymy grubość płytek, w odstępach 120 stopni</text:p>
        </text:list-item>
        <text:list-item>
          <text:p text:style-name="P12">Odczytujemy klasę i dokładność woltomierza</text:p>
        </text:list-item>
        <text:list-item>
          <text:p text:style-name="P12">Po 10 minutach rozpoczynamy pomiar napięcia termoelektrycznego</text:p>
        </text:list-item>
        <text:list-item>
          <text:p text:style-name="P12">Pomiar powtarzamy co 3 minuty</text:p>
        </text:list-item>
      </text:list>
      <text:h text:style-name="Heading_20_3" text:outline-level="3">WYNIKI POMIARÓW</text:h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3">Czas pomiaru (minuty)</text:p>
          </table:table-cell>
          <table:table-cell table:style-name="Tabela1.A1" office:value-type="string">
            <text:p text:style-name="P3">U<text:span text:style-name="T3">1</text:span><text:span text:style-name="T8"> (mV)</text:span></text:p>
          </table:table-cell>
          <table:table-cell table:style-name="Tabela1.A1" office:value-type="string">
            <text:p text:style-name="P3">U<text:span text:style-name="T3">2</text:span><text:span text:style-name="T8"> (mV)</text:span></text:p>
          </table:table-cell>
          <table:table-cell table:style-name="Tabela1.D1" office:value-type="string">
            <text:p text:style-name="P3">U<text:span text:style-name="T3">3</text:span><text:span text:style-name="T8"> (mV)</text:span></text:p>
          </table:table-cell>
        </table:table-row>
        <table:table-row>
          <table:table-cell table:style-name="Tabela1.A2" office:value-type="string">
            <text:p text:style-name="P3">10</text:p>
          </table:table-cell>
          <table:table-cell table:style-name="Tabela1.A2" office:value-type="string">
            <text:p text:style-name="P3">2,99</text:p>
          </table:table-cell>
          <table:table-cell table:style-name="Tabela1.A2" office:value-type="string">
            <text:p text:style-name="P3">1,16</text:p>
          </table:table-cell>
          <table:table-cell table:style-name="Tabela1.D2" office:value-type="string">
            <text:p text:style-name="P3">0,75</text:p>
          </table:table-cell>
        </table:table-row>
        <table:table-row>
          <table:table-cell table:style-name="Tabela1.A2" office:value-type="string">
            <text:p text:style-name="P3">13</text:p>
          </table:table-cell>
          <table:table-cell table:style-name="Tabela1.A2" office:value-type="string">
            <text:p text:style-name="P3">3,00</text:p>
          </table:table-cell>
          <table:table-cell table:style-name="Tabela1.A2" office:value-type="string">
            <text:p text:style-name="P3">1,30</text:p>
          </table:table-cell>
          <table:table-cell table:style-name="Tabela1.D2" office:value-type="string">
            <text:p text:style-name="P3">0,80</text:p>
          </table:table-cell>
        </table:table-row>
        <table:table-row>
          <table:table-cell table:style-name="Tabela1.A2" office:value-type="string">
            <text:p text:style-name="P3">16</text:p>
          </table:table-cell>
          <table:table-cell table:style-name="Tabela1.A2" office:value-type="string">
            <text:p text:style-name="P3">3,00</text:p>
          </table:table-cell>
          <table:table-cell table:style-name="Tabela1.A2" office:value-type="string">
            <text:p text:style-name="P3">1,38</text:p>
          </table:table-cell>
          <table:table-cell table:style-name="Tabela1.D2" office:value-type="string">
            <text:p text:style-name="P3">0,97</text:p>
          </table:table-cell>
        </table:table-row>
        <table:table-row>
          <table:table-cell table:style-name="Tabela1.A2" office:value-type="string">
            <text:p text:style-name="P3">19</text:p>
          </table:table-cell>
          <table:table-cell table:style-name="Tabela1.A2" office:value-type="string">
            <text:p text:style-name="P3">3,00</text:p>
          </table:table-cell>
          <table:table-cell table:style-name="Tabela1.A2" office:value-type="string">
            <text:p text:style-name="P3">1,45</text:p>
          </table:table-cell>
          <table:table-cell table:style-name="Tabela1.D2" office:value-type="string">
            <text:p text:style-name="P3">1,04</text:p>
          </table:table-cell>
        </table:table-row>
        <table:table-row>
          <table:table-cell table:style-name="Tabela1.A2" office:value-type="string">
            <text:p text:style-name="P3">22</text:p>
          </table:table-cell>
          <table:table-cell table:style-name="Tabela1.A2" office:value-type="string">
            <text:p text:style-name="P3">3,00</text:p>
          </table:table-cell>
          <table:table-cell table:style-name="Tabela1.A2" office:value-type="string">
            <text:p text:style-name="P3">1,49</text:p>
          </table:table-cell>
          <table:table-cell table:style-name="Tabela1.D2" office:value-type="string">
            <text:p text:style-name="P3">1,07</text:p>
          </table:table-cell>
        </table:table-row>
        <table:table-row>
          <table:table-cell table:style-name="Tabela1.A2" office:value-type="string">
            <text:p text:style-name="P3">25</text:p>
          </table:table-cell>
          <table:table-cell table:style-name="Tabela1.A2" office:value-type="string">
            <text:p text:style-name="P3">3,00</text:p>
          </table:table-cell>
          <table:table-cell table:style-name="Tabela1.A2" office:value-type="string">
            <text:p text:style-name="P3">1,50</text:p>
          </table:table-cell>
          <table:table-cell table:style-name="Tabela1.D2" office:value-type="string">
            <text:p text:style-name="P3">1,08</text:p>
          </table:table-cell>
        </table:table-row>
        <table:table-row>
          <table:table-cell table:style-name="Tabela1.A2" office:value-type="string">
            <text:p text:style-name="P4">28</text:p>
          </table:table-cell>
          <table:table-cell table:style-name="Tabela1.A2" office:value-type="string">
            <text:p text:style-name="P4">3,00</text:p>
          </table:table-cell>
          <table:table-cell table:style-name="Tabela1.A2" office:value-type="string">
            <text:p text:style-name="P4">1,52</text:p>
          </table:table-cell>
          <table:table-cell table:style-name="Tabela1.D2" office:value-type="string">
            <text:p text:style-name="P4">1,10</text:p>
          </table:table-cell>
        </table:table-row>
        <table:table-row>
          <table:table-cell table:style-name="Tabela1.A2" office:value-type="string">
            <text:p text:style-name="P4">31</text:p>
          </table:table-cell>
          <table:table-cell table:style-name="Tabela1.A2" office:value-type="string">
            <text:p text:style-name="P4">3,00</text:p>
          </table:table-cell>
          <table:table-cell table:style-name="Tabela1.A2" office:value-type="string">
            <text:p text:style-name="P4">1,54</text:p>
          </table:table-cell>
          <table:table-cell table:style-name="Tabela1.D2" office:value-type="string">
            <text:p text:style-name="P4">1,10</text:p>
          </table:table-cell>
        </table:table-row>
        <table:table-row>
          <table:table-cell table:style-name="Tabela1.A2" office:value-type="string">
            <text:p text:style-name="P4">34</text:p>
          </table:table-cell>
          <table:table-cell table:style-name="Tabela1.A2" office:value-type="string">
            <text:p text:style-name="P4">3,00</text:p>
          </table:table-cell>
          <table:table-cell table:style-name="Tabela1.A2" office:value-type="string">
            <text:p text:style-name="P4">1,54</text:p>
          </table:table-cell>
          <table:table-cell table:style-name="Tabela1.D2" office:value-type="string">
            <text:p text:style-name="P4">1,10</text:p>
          </table:table-cell>
        </table:table-row>
      </table:table>
      <text:p text:style-name="Text_20_body"/>
      <text:p text:style-name="P2"><draw:frame draw:style-name="fr4" draw:name="Obiekt3" text:anchor-type="paragraph" svg:width="6.2984in" svg:height="3.5429in" draw:z-index="4"><draw:object xlink:href="./Object 5" xlink:type="simple" xlink:show="embed" xlink:actuate="onLoad" draw:notify-on-update-of-ranges="Tabela1"/><draw:image xlink:href="./ObjectReplacements/Object 5" xlink:type="simple" xlink:show="embed" xlink:actuate="onLoad"/><svg:desc>wykres</svg:desc></draw:frame>Z powyższych danych wynika że wartości napięć na termoparach ustalają się po około 31 minut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ł Wesoły</meta:initial-creator>
    <meta:creation-date>2011-06-04T18:37:32</meta:creation-date>
    <dc:date>2011-06-05T23:50:32</dc:date>
    <dc:creator>Michał Wesoły</dc:creator>
    <meta:editing-duration>PT4H55M2S</meta:editing-duration>
    <meta:editing-cycles>19</meta:editing-cycles>
    <meta:generator>OpenOffice.org/3.3$Linux OpenOffice.org_project/330m20$Build-9567</meta:generator>
    <meta:document-statistic meta:table-count="1" meta:image-count="0" meta:object-count="5" meta:page-count="2" meta:paragraph-count="75" meta:word-count="357" meta:character-count="2451"/>
  </office:meta>
</office:document-meta>
</file>

<file path=Object 1/content.xml><?xml version="1.0" encoding="utf-8"?>
<math xmlns="http://www.w3.org/1998/Math/MathML">
  <semantics>
    <mrow>
      <mrow>
        <mi mathvariant="normal">f</mi>
        <mo stretchy="false">=</mo>
        <mrow>
          <mo stretchy="false">−</mo>
          <mi mathvariant="normal">λ</mi>
        </mrow>
      </mrow>
      <mfrac>
        <mi>dT</mi>
        <mi>dx</mi>
      </mfrac>
      <mi mathvariant="normal">s</mi>
    </mrow>
    <annotation encoding="StarMath 5.0">f=-λ {dT}  over  {dx} s</annotation>
  </semantics>
</math>
</file>

<file path=Object 2/content.xml><?xml version="1.0" encoding="utf-8"?>
<math xmlns="http://www.w3.org/1998/Math/MathML">
  <semantics>
    <mfrac>
      <mi>dT</mi>
      <mi>dx</mi>
    </mfrac>
    <annotation encoding="StarMath 5.0">{dT}  over  {dx}</annotation>
  </semantics>
</math>
</file>

<file path=Object 3/content.xml><?xml version="1.0" encoding="utf-8"?>
<math xmlns="http://www.w3.org/1998/Math/MathML">
  <semantics>
    <mfrac>
      <mrow>
        <mo stretchy="false">Δ</mo>
        <mi mathvariant="normal">T</mi>
      </mrow>
      <mrow>
        <mo stretchy="false">Δ</mo>
        <mi mathvariant="normal">x</mi>
      </mrow>
    </mfrac>
    <annotation encoding="StarMath 5.0">{%DELTA T}  over  {%DELTA x}</annotation>
  </semantics>
</math>
</file>

<file path=Object 4/content.xml><?xml version="1.0" encoding="utf-8"?>
<math xmlns="http://www.w3.org/1998/Math/MathML">
  <semantics>
    <mrow>
      <msub>
        <mo stretchy="false">λ</mo>
        <mi mathvariant="normal">X</mi>
      </msub>
      <mo stretchy="false">=</mo>
      <mfrac>
        <mrow>
          <msub>
            <mo stretchy="false">λ</mo>
            <mi mathvariant="normal">M</mi>
          </msub>
          <mo stretchy="false">∗</mo>
          <mrow>
            <mrow>
              <mi mathvariant="normal">X</mi>
              <mo stretchy="false">∗</mo>
              <mo stretchy="false">Δ</mo>
            </mrow>
            <msub>
              <mi mathvariant="normal">U</mi>
              <mi mathvariant="normal">M</mi>
            </msub>
          </mrow>
        </mrow>
        <mrow>
          <mo stretchy="false">Δ</mo>
          <mrow>
            <msub>
              <mi mathvariant="normal">X</mi>
              <mi mathvariant="normal">M</mi>
            </msub>
            <mo stretchy="false">∗</mo>
            <mo stretchy="false">Δ</mo>
          </mrow>
          <msub>
            <mi mathvariant="normal">U</mi>
            <mi mathvariant="normal">X</mi>
          </msub>
        </mrow>
      </mfrac>
    </mrow>
    <annotation encoding="StarMath 5.0">%lambda_{X} = %lambda_{M} * {X*%DELTA U_{M}} over {%DELTA X_{M}*%DELTA U_{X}} 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2.571cm" svg:y="0.315cm" chart:style-name="ch2">
          <text:p>Zależność napięcia na termoparach od czasu pomiaru</text:p>
        </chart:title>
        <chart:legend chart:legend-position="end" svg:x="13.919cm" svg:y="3.754cm" chart:style-name="ch3"/>
        <chart:plot-area chart:style-name="ch4" table:cell-range-address="Tabela1.$A$2:.$A$10 Tabela1.$B$1:.$D$10" chart:data-source-has-labels="both" svg:x="1.33cm" svg:y="1.631cm" svg:width="11.951cm" svg:height="6.208cm">
          <chartooo:coordinate-region svg:x="2.057cm" svg:y="1.831cm" svg:width="11.038cm" svg:height="5.361cm"/>
          <chart:axis chart:dimension="x" chart:name="primary-x" chart:style-name="ch5">
            <chart:title svg:x="6.256cm" svg:y="8.018cm" chart:style-name="ch6">
              <text:p>Czas (minuty)</text:p>
            </chart:title>
            <chart:categories table:cell-range-address="Tabela1.$A$2:.$A$10"/>
          </chart:axis>
          <chart:axis chart:dimension="y" chart:name="primary-y" chart:style-name="ch5">
            <chart:title svg:x="0.451cm" svg:y="5.824cm" chart:style-name="ch7">
              <text:p>Napięcie (mV)</text:p>
            </chart:title>
            <chart:grid chart:style-name="ch8" chart:class="major"/>
          </chart:axis>
          <chart:series chart:style-name="ch9" chart:values-cell-range-address="Tabela1.$B$2:.$B$10" chart:label-cell-address="Tabela1.$B$1" chart:class="chart:line">
            <chart:data-point chart:repeated="9"/>
          </chart:series>
          <chart:series chart:style-name="ch10" chart:values-cell-range-address="Tabela1.$C$2:.$C$10" chart:label-cell-address="Tabela1.$C$1" chart:class="chart:line">
            <chart:data-point chart:repeated="9"/>
          </chart:series>
          <chart:series chart:style-name="ch11" chart:values-cell-range-address="Tabela1.$D$2:.$D$10" chart:label-cell-address="Tabela1.$D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1 (mV)</text:p>
                <draw:g>
                  <svg:desc>Tabela1.$B$1</svg:desc>
                </draw:g>
              </table:table-cell>
              <table:table-cell office:value-type="string">
                <text:p>U2 (mV)</text:p>
                <draw:g>
                  <svg:desc>Tabela1.$C$1</svg:desc>
                </draw:g>
              </table:table-cell>
              <table:table-cell office:value-type="string">
                <text:p>U3 (mV)</text:p>
                <draw:g>
                  <svg:desc>Tabela1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Tabela1.$A$2:.$A$10</svg:desc>
                </draw:g>
              </table:table-cell>
              <table:table-cell office:value-type="float" office:value="2.99">
                <text:p>2.99</text:p>
                <draw:g>
                  <svg:desc>Tabela1.$B$2:.$B$10</svg:desc>
                </draw:g>
              </table:table-cell>
              <table:table-cell office:value-type="float" office:value="1.16">
                <text:p>1.16</text:p>
                <draw:g>
                  <svg:desc>Tabela1.$C$2:.$C$10</svg:desc>
                </draw:g>
              </table:table-cell>
              <table:table-cell office:value-type="float" office:value="0.75">
                <text:p>0.75</text:p>
                <draw:g>
                  <svg:desc>Tabela1.$D$2:.$D$10</svg:desc>
                </draw:g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.38">
                <text:p>1.3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.45">
                <text:p>1.4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.49">
                <text:p>1.4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1.52">
                <text:p>1.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54">
                <text:p>1.5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.54">
                <text:p>1.54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